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pacialDropout1D</text:p>
          </table:table-cell>
          <table:table-cell office:value-type="string" calcext:value-type="string">
            <text:p>RNN Cel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ropout Position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nse Size</text:p>
          </table:table-cell>
          <table:table-cell office:value-type="string" calcext:value-type="string">
            <text:p>regulazriz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V Auc</text:p>
          </table:table-cell>
          <table:table-cell office:value-type="string" calcext:value-type="string">
            <text:p>LB Au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/>
          <table:table-cell office:value-type="float" office:value="0.9833" calcext:value-type="float">
            <text:p>0.9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x(4)+Average(4)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/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0.9832" calcext:value-type="float">
            <text:p>0.9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/>
          <table:table-cell office:value-type="string" calcext:value-type="string">
            <text:p>~0.985</text:p>
          </table:table-cell>
          <table:table-cell office:value-type="float" office:value="0.9818" calcext:value-type="float">
            <text:p>0.9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/>
          <table:table-cell office:value-type="string" calcext:value-type="string">
            <text:p>~0.985</text:p>
          </table:table-cell>
          <table:table-cell office:value-type="float" office:value="0.9822" calcext:value-type="float">
            <text:p>0.98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/>
          <table:table-cell office:value-type="float" office:value="0.9818" calcext:value-type="float">
            <text:p>0.9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9</text:p>
          </table:table-cell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 office:value-type="string" calcext:value-type="string">
            <text:p>~0.987</text:p>
          </table:table-cell>
          <table:table-cell office:value-type="float" office:value="0.9835" calcext:value-type="float">
            <text:p>0.9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</text:p>
          </table:table-cell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365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056" calcext:value-type="float">
            <text:p>0.987056</text:p>
          </table:table-cell>
          <table:table-cell office:value-type="float" office:value="0.9834" calcext:value-type="float">
            <text:p>0.9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Text_500_au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165</text:p>
          </table:table-cell>
          <table:table-cell office:value-type="float" office:value="0.9835" calcext:value-type="float">
            <text:p>0.9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794" calcext:value-type="float">
            <text:p>0.987794</text:p>
          </table:table-cell>
          <table:table-cell office:value-type="float" office:value="0.9838" calcext:value-type="float">
            <text:p>0.9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385" calcext:value-type="float">
            <text:p>0.987385</text:p>
          </table:table-cell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Text_500_aug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938" calcext:value-type="float">
            <text:p>0.987938</text:p>
          </table:table-cell>
          <table:table-cell office:value-type="float" office:value="0.9836" calcext:value-type="float">
            <text:p>0.9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5343" calcext:value-type="float">
            <text:p>0.985343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table:number-columns-repeated="3"/>
          <table:table-cell office:value-type="string" calcext:value-type="string">
            <text:p>Spatial 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6736" calcext:value-type="float">
            <text:p>0.986736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No Fully Conncred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882" calcext:value-type="float">
            <text:p>0.988882</text:p>
          </table:table-cell>
          <table:table-cell office:value-type="float" office:value="0.9843" calcext:value-type="float">
            <text:p>0.98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stText_5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783" calcext:value-type="float">
            <text:p>0.988783</text:p>
          </table:table-cell>
          <table:table-cell office:value-type="float" office:value="0.9845" calcext:value-type="float">
            <text:p>0.9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stText_5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GlobalMax +2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727" calcext:value-type="float">
            <text:p>0.988727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stText_5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7911" calcext:value-type="float">
            <text:p>0.987911</text:p>
          </table:table-cell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n+Dense</text:p>
          </table:table-cell>
          <table:table-cell office:value-type="string" calcext:value-type="string">
            <text:p>Spatial0.5+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5095" calcext:value-type="float">
            <text:p>0.985095</text:p>
          </table:table-cell>
          <table:table-cell office:value-type="float" office:value="0.9822" calcext:value-type="float">
            <text:p>0.98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ly after dense 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081" calcext:value-type="float">
            <text:p>0.988081</text:p>
          </table:table-cell>
          <table:table-cell office:value-type="float" office:value="0.9841" calcext:value-type="float">
            <text:p>0.98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y after dense 0.5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7496" calcext:value-type="float">
            <text:p>0.987496</text:p>
          </table:table-cell>
          <table:table-cell office:value-type="float" office:value="0.9836" calcext:value-type="float">
            <text:p>0.98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tila 0.5 + dense 0.5</text:p>
          </table:table-cell>
          <table:table-cell table:number-columns-repeated="3"/>
          <table:table-cell office:value-type="string" calcext:value-type="string">
            <text:p>L2 0.0001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5435" calcext:value-type="float">
            <text:p>0.985435</text:p>
          </table:table-cell>
          <table:table-cell office:value-type="float" office:value="0.9827" calcext:value-type="float">
            <text:p>0.9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9:50:18.512726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48:49.934362793</meta:creation-date>
    <dc:date>2018-03-04T16:44:32.304096758</dc:date>
    <meta:editing-duration>P3DT1H39M45S</meta:editing-duration>
    <meta:editing-cycles>18</meta:editing-cycles>
    <meta:generator>LibreOffice/5.1.6.2$Linux_X86_64 LibreOffice_project/10m0$Build-2</meta:generator>
    <meta:document-statistic meta:table-count="1" meta:cell-count="351" meta:object-count="0"/>
  </office:meta>
</office:document-meta>
</file>